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6.46pt" svg:height="255.03pt" svg:x="331.14pt" svg:y="288.48pt">
            <loext:p draw:notify-on-update-of-ranges="Sheet1.B2:Sheet1.B2 Sheet1.B3:Sheet1.B8 Sheet1.C2:Sheet1.C2 Sheet1.C3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Sheet1.B3:Sheet1.B8 Sheet1.B3:Sheet1.B8 Sheet1.C2:Sheet1.C2 Sheet1.C3:Sheet1.C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Sheet1.B3:Sheet1.B8 Sheet1.B3:Sheet1.B8 Sheet1.C2:Sheet1.C2 Sheet1.C3:Sheet1.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Sheet1.B3:Sheet1.B8 Sheet1.B3:Sheet1.B8 Sheet1.C2:Sheet1.C2 Sheet1.C3:Sheet1.C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5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formula="of:=[.W3]/60" office:value-type="float" office:value="0.00029187" calcext:value-type="float">
            <text:p>0.00029187</text:p>
          </table:table-cell>
          <table:table-cell table:formula="of:=[.X3]/60" office:value-type="float" office:value="0.0175122" calcext:value-type="float">
            <text:p>0.0175122</text:p>
          </table:table-cell>
          <table:table-cell office:value-type="float" office:value="1.050732" calcext:value-type="float">
            <text:p>1.0507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formula="of:=[.W4]/60" office:value-type="float" office:value="0.000784717777777778" calcext:value-type="float">
            <text:p>0.0007847178</text:p>
          </table:table-cell>
          <table:table-cell table:formula="of:=[.X4]/60" office:value-type="float" office:value="0.0470830666666667" calcext:value-type="float">
            <text:p>0.0470830667</text:p>
          </table:table-cell>
          <table:table-cell office:value-type="float" office:value="2.824984" calcext:value-type="float">
            <text:p>2.82498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[.W5]/60" office:value-type="float" office:value="0.00380679944444444" calcext:value-type="float">
            <text:p>0.0038067994</text:p>
          </table:table-cell>
          <table:table-cell table:formula="of:=[.X5]/60" office:value-type="float" office:value="0.228407966666667" calcext:value-type="float">
            <text:p>0.2284079667</text:p>
          </table:table-cell>
          <table:table-cell office:value-type="float" office:value="13.704478" calcext:value-type="float">
            <text:p>13.70447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  <table:table-cell table:number-columns-repeated="15"/>
          <table:table-cell office:value-type="float" office:value="83" calcext:value-type="float">
            <text:p>83</text:p>
          </table:table-cell>
          <table:table-cell table:formula="of:=[.W6]/60" office:value-type="float" office:value="0.0147528616666667" calcext:value-type="float">
            <text:p>0.0147528617</text:p>
          </table:table-cell>
          <table:table-cell table:formula="of:=[.X6]/60" office:value-type="float" office:value="0.8851717" calcext:value-type="float">
            <text:p>0.8851717</text:p>
          </table:table-cell>
          <table:table-cell office:value-type="float" office:value="53.110302" calcext:value-type="float">
            <text:p>53.110302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W7]/60" office:value-type="float" office:value="0.0498516486111111" calcext:value-type="float">
            <text:p>0.0498516486</text:p>
          </table:table-cell>
          <table:table-cell table:formula="of:=[.X7]/60" office:value-type="float" office:value="2.99109891666667" calcext:value-type="float">
            <text:p>2.9910989167</text:p>
          </table:table-cell>
          <table:table-cell office:value-type="float" office:value="179.465935" calcext:value-type="float">
            <text:p>179.465935</text:p>
          </table:table-cell>
        </table:table-row>
        <table:table-row table:style-name="ro1">
          <table:table-cell/>
          <table:table-cell table:formula="of:=83*4" office:value-type="float" office:value="332" calcext:value-type="float">
            <text:p>332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W8]/60" office:value-type="float" office:value="0.182633665277778" calcext:value-type="float">
            <text:p>0.1826336653</text:p>
          </table:table-cell>
          <table:table-cell table:formula="of:=[.X8]/60" office:value-type="float" office:value="10.9580199166667" calcext:value-type="float">
            <text:p>10.9580199167</text:p>
          </table:table-cell>
          <table:table-cell office:value-type="float" office:value="657.481195" calcext:value-type="float">
            <text:p>657.481195</text:p>
          </table:table-cell>
        </table:table-row>
        <table:table-row table:style-name="ro1">
          <table:table-cell/>
          <table:table-cell table:formula="of:=83*8" office:value-type="float" office:value="664" calcext:value-type="float">
            <text:p>664</text:p>
          </table:table-cell>
          <table:table-cell table:number-columns-repeated="18"/>
          <table:table-cell table:formula="of:=83*8" office:value-type="float" office:value="664" calcext:value-type="float">
            <text:p>664</text:p>
          </table:table-cell>
          <table:table-cell table:formula="of:=[.W9]/60" office:value-type="float" office:value="0.198200010833333" calcext:value-type="float">
            <text:p>0.1982000108</text:p>
          </table:table-cell>
          <table:table-cell table:formula="of:=[.X9]/60" office:value-type="float" office:value="11.89200065" calcext:value-type="float">
            <text:p>11.89200065</text:p>
          </table:table-cell>
          <table:table-cell office:value-type="float" office:value="713.520039" calcext:value-type="float">
            <text:p>713.520039</text:p>
          </table:table-cell>
        </table:table-row>
        <table:table-row table:style-name="ro1">
          <table:table-cell/>
          <table:table-cell table:formula="of:=83*16" office:value-type="float" office:value="1328" calcext:value-type="float">
            <text:p>1328</text:p>
          </table:table-cell>
          <table:table-cell table:number-columns-repeated="18"/>
          <table:table-cell table:formula="of:=83*16" office:value-type="float" office:value="1328" calcext:value-type="float">
            <text:p>13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7T05:03:31.247853118</dc:date>
    <meta:editing-duration>PT22M5S</meta:editing-duration>
    <meta:editing-cycles>4</meta:editing-cycles>
    <meta:generator>LibreOffice/5.1.4.2$Linux_X86_64 LibreOffice_project/10m0$Build-2</meta:generator>
    <meta:document-statistic meta:table-count="1" meta:cell-count="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8" chart:data-source-has-labels="both" svg:x="1.302cm" svg:y="2.133cm" svg:width="9.294cm" svg:height="5.729cm">
          <chartooo:coordinate-region svg:x="1.743cm" svg:y="2.324cm" svg:width="8.79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8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8" chart:label-cell-address="Sheet1.C2:Sheet1.C2" chart:class="chart:scatter">
            <chart:domain table:cell-range-address="Sheet1.B3:Sheet1.B8"/>
            <chart:regression-curve chart:style-name="ch12">
              <chart:equation chart:display-equation="true" chart:display-r-square="false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8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607937411111111">
                <text:p>0.06079374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8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8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8" chart:label-cell-address="Sheet1.C2:Sheet1.C2" chart:class="chart:scatter">
            <chart:domain table:cell-range-address="Sheet1.B3:Sheet1.B8"/>
            <chart:regression-curve chart:style-name="ch12">
              <chart:equation chart:display-equation="true" chart:display-r-square="false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8</svg:desc>
                </draw:g>
              </table:table-cell>
              <table:table-cell office:value-type="float" office:value="10">
                <text:p>10</text:p>
                <draw:g>
                  <svg:desc>Sheet1.B3:Sheet1.B8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607937411111111">
                <text:p>0.06079374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8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8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8" chart:label-cell-address="Sheet1.C2:Sheet1.C2" chart:class="chart:scatter">
            <chart:domain table:cell-range-address="Sheet1.B3:Sheet1.B8"/>
            <chart:regression-curve chart:style-name="ch12">
              <chart:equation chart:display-equation="true" chart:display-r-square="false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8</svg:desc>
                </draw:g>
              </table:table-cell>
              <table:table-cell office:value-type="float" office:value="10">
                <text:p>10</text:p>
                <draw:g>
                  <svg:desc>Sheet1.B3:Sheet1.B8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607937411111111">
                <text:p>0.0607937411111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8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8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8" chart:label-cell-address="Sheet1.C2:Sheet1.C2" chart:class="chart:scatter">
            <chart:domain table:cell-range-address="Sheet1.B3:Sheet1.B8"/>
            <chart:regression-curve chart:style-name="ch12">
              <chart:equation chart:display-equation="true" chart:display-r-square="false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8</svg:desc>
                </draw:g>
              </table:table-cell>
              <table:table-cell office:value-type="float" office:value="10">
                <text:p>10</text:p>
                <draw:g>
                  <svg:desc>Sheet1.B3:Sheet1.B8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607937411111111">
                <text:p>0.060793741111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